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Decoder.decode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DecoderFunction.MessageDecoderFunction( ResolvableType elementType , int maxMess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DecoderFunction.disca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tobufDecoder.Protobuf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.decodeToMono( Publisher &lt; DataBuffer &gt; inputStream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DecoderFunction.readMessageSize( DataBuffer inp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rotobufDecoder.getMaxMess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.ProtobufDecoder(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tobufDecoder.getMessageBuilder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tobuf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.setMaxMessageSize( int maxMess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Decoder.getDe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ecoderFunction.apply( DataBuffer inpu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rotobufDecoder.decode( DataBuffer dataBuffer , ResolvableType target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